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ony,</text:p>
      <text:p text:style-name="Normal">v tento den plný lásky a přátelství mi dovol sdílet s tebou radost z toho, že spolu spojujeme svá srdce přes magickou sílu andělského čísla 9. Je něco zvláštního na tom, jak nás toto číslo spojuje, přinášejíc nám poselství lásky, soucitu a duchovního probuzení. Archanděl Ariel, náš společný strážce, nás vede ke společné cestě ochrany krás přírody, což nás spojuje ještě hlouběji. Tvá síla a odvaha v boji za zachování našeho okolí je pro mě inspirací a já doufám, že společně můžeme rozsvěcovat temnotu nevědomosti, vedouc druhé k respektu a lásce k Zemi, kterou sdílíme.</text:p>
      <text:p text:style-name="Normal">S úctou k tvému zapojení do ochrany naší matky přírody a s nadějí, že náš společný boj za lepší svět bude pokračovat s neochvějnou silou a jasem, které nám náš andělský průvodce Ariel neustále posiluje. Nechť tvoje cesty jsou stále osvětlovány láskou a pochopením, které se rozléhá z tvého velkorysého srdce.</text:p>
      <text:p text:style-name="Normal">S láskou a nadějí na světlý zítřek, jaký si oba zaslouž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